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1pt 1pt" fo:font-weight="bold" style:font-size-asian="15pt" style:font-weight-asian="bold" style:font-size-complex="15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  <style:text-properties fo:font-size="36pt"/>
    </style:style>
    <style:style style:name="P7" style:family="paragraph">
      <style:paragraph-properties fo:text-align="center"/>
      <style:text-properties fo:font-size="26pt"/>
    </style:style>
    <style:style style:name="P8" style:family="paragraph">
      <style:paragraph-properties fo:margin-left="0.318cm" fo:margin-right="0cm" fo:text-align="center" fo:text-indent="0cm"/>
      <style:text-properties fo:font-size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7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9" style:family="text">
      <style:text-properties fo:color="#000000" style:font-name="Segoe UI Semibold1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04cm" svg:x="1.778cm" svg:y="0.508cm">
          <draw:text-box>
            <text:p text:style-name="P1"><text:span text:style-name="T1">HYMN #866</text:span></text:p>
            <text:p text:style-name="P1"><text:span text:style-name="T2">“</text:span><text:span text:style-name="T2">Lord Jesus Christ, the Children's Friend”</text:span><text:span text:style-name="T3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166cm" svg:x="1.524cm" svg:y="0.454cm">
          <draw:text-box>
            <text:p text:style-name="P4"><text:span text:style-name="T4">1. </text:span><text:span text:style-name="T5">Lord Jesus Christ, the children’s friend,</text:span><text:span text:style-name="T5"><text:line-break/></text:span><text:span text:style-name="T5">To each of them Your presence send;</text:span><text:span text:style-name="T5"><text:line-break/></text:span><text:span text:style-name="T5">Call them by name and keep them true</text:span><text:span text:style-name="T5"><text:line-break/></text:span><text:span text:style-name="T5">In loving faith, dear Lord,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638cm" svg:height="7.011cm" svg:x="1.778cm" svg:y="0.508cm">
          <draw:text-box>
            <text:p text:style-name="P4"><text:span text:style-name="T4">2. </text:span><text:span text:style-name="T5">In Christian homes, Lord, let them be</text:span><text:span text:style-name="T5"><text:line-break/></text:span><text:span text:style-name="T5">Your blessing to their family;</text:span><text:span text:style-name="T5"><text:line-break/></text:span><text:span text:style-name="T5">Let Christian schools Your work extend</text:span><text:span text:style-name="T5"><text:line-break/></text:span><text:span text:style-name="T5">In living truth as You int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5" draw:layer="layout" svg:width="24.638cm" svg:height="7.011cm" svg:x="1.778cm" svg:y="0.571cm">
          <draw:text-box>
            <text:p text:style-name="P4"><text:span text:style-name="T4">3. </text:span><text:span text:style-name="T5">That caring parents, gracious Lord,</text:span><text:span text:style-name="T5"><text:line-break/></text:span><text:span text:style-name="T5">And faithful teachers find reward</text:span><text:span text:style-name="T5"><text:line-break/></text:span><text:span text:style-name="T5">In leading these, to whom You call,</text:span><text:span text:style-name="T5"><text:line-break/></text:span><text:span text:style-name="T5">To find in Christ their all in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2" draw:layer="layout" svg:width="24.638cm" svg:height="7.011cm" svg:x="1.778cm" svg:y="0.609cm">
          <draw:text-box>
            <text:p text:style-name="P1"><text:span text:style-name="T4">4. </text:span><text:span text:style-name="T5">For by Your Word we clearly see</text:span><text:span text:style-name="T5"><text:line-break/></text:span><text:span text:style-name="T5">That we have sinned continually;</text:span><text:span text:style-name="T5"><text:line-break/></text:span><text:span text:style-name="T5">But show us too, forgiving Lord,</text:span><text:span text:style-name="T5"><text:line-break/></text:span><text:span text:style-name="T5">Your saving Gospel’s great rewa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5" draw:layer="layout" svg:width="24.638cm" svg:height="7.152cm" svg:x="1.78cm" svg:y="0.551cm">
          <draw:text-box>
            <text:p text:style-name="P4"><text:span text:style-name="T4">5. </text:span><text:span text:style-name="T5">That all of us, Your children dear,</text:span></text:p>
            <text:p text:style-name="P6"><text:span text:style-name="T5">By Christ redeemed, may Christ revere;</text:span></text:p>
            <text:p text:style-name="P6"><text:span text:style-name="T5">Lead us in joy that all we do</text:span></text:p>
            <text:p text:style-name="P6"><text:span text:style-name="T5">Will witness to our love for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2" draw:layer="layout" svg:width="24.638cm" svg:height="13.073cm" svg:x="1.778cm" svg:y="0.508cm">
          <draw:text-box>
            <text:p text:style-name="P7"><text:span text:style-name="T6">6. </text:span><text:span text:style-name="T7">Then guard and keep us to the end,</text:span></text:p>
            <text:p text:style-name="P7"><text:span text:style-name="T7">Secure in You, our gracious friend,</text:span></text:p>
            <text:p text:style-name="P7"><text:span text:style-name="T7">That in Your heav’nly family</text:span></text:p>
            <text:p text:style-name="P8"><text:span text:style-name="T7">We sing Your praise eternally.</text:span></text:p>
            <text:p text:style-name="P9"><text:span text:style-name="T8"/></text:p>
            <text:p text:style-name="P9"><text:span text:style-name="T8"/></text:p>
            <text:p text:style-name="P9"><text:span text:style-name="T9">© 1982 Concordia Publishing House. </text:span></text:p>
            <text:p text:style-name="P9"><text:span text:style-name="T9">Used by permission: </text:span></text:p>
            <text:p text:style-name="P9"><text:span text:style-name="T9">LSB Hymn License </text:span></text:p>
            <text:p text:style-name="P9"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0:03:42.088000000</meta:creation-date>
    <dc:date>2019-04-25T19:15:32.391000000</dc:date>
    <meta:editing-duration>PT32M22S</meta:editing-duration>
    <meta:editing-cycles>8</meta:editing-cycles>
    <meta:generator>LibreOffice/6.1.5.2$Windows_X86_64 LibreOffice_project/90f8dcf33c87b3705e78202e3df5142b201bd805</meta:generator>
    <meta:document-statistic meta:object-count="42"/>
  </office:meta>
</office:document-meta>
</file>